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6c5f" officeooo:paragraph-rsid="00036c5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line-height="150%"/>
      <style:text-properties officeooo:rsid="00036c5f" officeooo:paragraph-rsid="00036c5f"/>
    </style:style>
    <style:style style:name="P3" style:family="paragraph" style:parent-style-name="Standard">
      <style:paragraph-properties fo:line-height="150%"/>
      <style:text-properties officeooo:rsid="00036c5f" officeooo:paragraph-rsid="000adf68"/>
    </style:style>
    <style:style style:name="P4" style:family="paragraph" style:parent-style-name="Standard">
      <style:paragraph-properties fo:line-height="150%"/>
      <style:text-properties officeooo:rsid="00036c5f" officeooo:paragraph-rsid="00086ae2"/>
    </style:style>
    <style:style style:name="P5" style:family="paragraph" style:parent-style-name="Standard">
      <style:paragraph-properties fo:line-height="150%"/>
      <style:text-properties officeooo:rsid="00036c5f" officeooo:paragraph-rsid="000e508c"/>
    </style:style>
    <style:style style:name="P6" style:family="paragraph" style:parent-style-name="Standard">
      <style:paragraph-properties fo:line-height="150%"/>
      <style:text-properties officeooo:rsid="00086ae2" officeooo:paragraph-rsid="000e508c"/>
    </style:style>
    <style:style style:name="P7" style:family="paragraph" style:parent-style-name="Standard">
      <style:paragraph-properties fo:line-height="150%"/>
      <style:text-properties officeooo:rsid="00086ae2" officeooo:paragraph-rsid="00086ae2"/>
    </style:style>
    <style:style style:name="P8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097f90" officeooo:paragraph-rsid="00086ae2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</style:style>
    <style:style style:name="P10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086ae2" officeooo:paragraph-rsid="00086ae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font-size="14pt" style:text-underline-style="none" fo:font-weight="normal" officeooo:rsid="00086ae2" officeooo:paragraph-rsid="00086ae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4pt" fo:font-style="italic" style:text-underline-style="none" fo:font-weight="normal" officeooo:rsid="00086ae2" officeooo:paragraph-rsid="00086ae2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c553e"/>
    </style:style>
    <style:style style:name="T2" style:family="text">
      <style:text-properties officeooo:rsid="00070687"/>
    </style:style>
    <style:style style:name="T3" style:family="text">
      <style:text-properties officeooo:rsid="000adf68"/>
    </style:style>
    <style:style style:name="T4" style:family="text">
      <style:text-properties officeooo:rsid="0006d47a"/>
    </style:style>
    <style:style style:name="T5" style:family="text">
      <style:text-properties fo:font-family="'Liberation Serif'" style:font-family-generic="roman" officeooo:rsid="0006d47a"/>
    </style:style>
    <style:style style:name="T6" style:family="text">
      <style:text-properties officeooo:rsid="000e508c"/>
    </style:style>
    <style:style style:name="T7" style:family="text">
      <style:text-properties officeooo:rsid="00086ae2"/>
    </style:style>
    <style:style style:name="T8" style:family="text">
      <style:text-properties officeooo:rsid="00105911"/>
    </style:style>
    <style:style style:name="T9" style:family="text">
      <style:text-properties officeooo:rsid="000ec18a"/>
    </style:style>
    <style:style style:name="T10" style:family="text">
      <style:text-properties officeooo:rsid="0014ca0c"/>
    </style:style>
    <style:style style:name="T11" style:family="text">
      <style:text-properties fo:font-size="14pt" style:text-underline-style="solid" style:text-underline-width="auto" style:text-underline-color="font-color" fo:font-weight="bold" officeooo:rsid="00097f90" style:font-size-asian="14pt" style:font-weight-asian="bold" style:font-size-complex="14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5.08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span text:style-name="T1">Prep</text:span> <text:span text:style-name="T2">Opening</text:span></text:p>
        <text:p text:style-name="P2"/>
        <text:p text:style-name="P2">- Clock in</text:p>
        <text:p text:style-name="P3">- <text:span text:style-name="T3">Fill Sanitizer buckets (2)</text:span><text:tab/></text:p>
        <text:p text:style-name="P2">- <text:span text:style-name="T4">Verify all cooler temps are 32</text:span><text:span text:style-name="T5">°</text:span><text:span text:style-name="T4">-41</text:span><text:span text:style-name="T5">°</text:span></text:p>
        <text:p text:style-name="P2">- <text:span text:style-name="T4">Verify all freezer temps are 0</text:span><text:span text:style-name="T5">°</text:span><text:span text:style-name="T4"> or below</text:span></text:p>
        <text:p text:style-name="P2">- <text:span text:style-name="T2">Bring all mats inside the restaurant</text:span></text:p>
        <text:p text:style-name="P2">- <text:span text:style-name="T6">Get new bag for daily linens</text:span></text:p>
        <text:p text:style-name="P4">- <text:span text:style-name="T4">Ensure line is 100% complete and ready for service by 6:55a</text:span><text:span text:style-name="T7">m</text:span></text:p>
        <text:p text:style-name="P5">- <text:span text:style-name="T6">Complete prep sheet-100% accuracy by 7:15am</text:span></text:p>
        <text:p text:style-name="P5">- <text:span text:style-name="T6">Accurately record necessary prep items to be completed</text:span></text:p>
        <text:p text:style-name="P5">- <text:span text:style-name="T6">Complete all Lunch prep by </text:span><text:span text:style-name="T8">10:45am</text:span></text:p>
        <text:p text:style-name="P5">- <text:span text:style-name="T6">Remove all breakfast items from service line at 11am</text:span></text:p>
        <text:p text:style-name="P5">- <text:span text:style-name="T9">Accurately record necessar</text:span><text:span text:style-name="T8">y breakfast prep for next day ( be mindful of our busier weekend days)</text:span></text:p>
        <text:p text:style-name="P5">-<text:span text:style-name="T8">Complete all breakfast prep (be mindful of </text:span><text:span text:style-name="T10">busier weekend days)</text:span></text:p>
        <text:p text:style-name="P5"/>
        <text:p text:style-name="P6"/>
        <text:p text:style-name="P7"/>
        <text:p text:style-name="P7"><text:span text:style-name="T11"/></text:p>
        <text:p text:style-name="P8">Mise En Place</text:p>
        <text:p text:style-name="P7"><draw:frame text:anchor-type="paragraph" draw:z-index="0" draw:name="Text Frame 1" draw:style-name="gr1" draw:text-style-name="P9" svg:width="3.2504in" svg:height="5.0835in" svg:x="0.1917in" svg:y="-0.0811in"><draw:text-box><text:p>Tongs</text:p><text:p>Mixing Bowl</text:p><text:p>Sheet tray</text:p><text:p>Immersion blender</text:p><text:p>Measuring cup</text:p><text:p>Measuring spoons</text:p><text:p>Whisk</text:p><text:p>Spatula</text:p><text:p>Labels</text:p><text:p>Pans</text:p><text:p>Lids</text:p><text:p>Containers</text:p><text:p>Container lids</text:p><text:p>Pen</text:p><text:p>Marker </text:p></draw:text-box></draw:frame></text:p>
        <text:p text:style-name="P7"/>
        <text:p text:style-name="P7"/>
        <text:p text:style-name="P7"/>
        <text:p text:style-name="P10"/>
        <text:p text:style-name="P11"><text:tab/></text:p>
        <text:p text:style-name="P12"/>
        <text:p text:style-name="P7"/>
        <text:p text:style-name="P7"/>
        <text:p text:style-name="P7"/>
        <text:p text:style-name="P7"/>
        <text:p text:style-name="P2"><text:s text:c="2"/></text:p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6T08:53:03.119000000</meta:creation-date>
    <dc:date>2024-12-07T10:28:40.091000000</dc:date>
    <meta:editing-duration>PT9H47M44S</meta:editing-duration>
    <meta:editing-cycles>15</meta:editing-cycles>
    <meta:generator>Collabora_Office/25.04.3.1$Linux_X86_64 LibreOffice_project/531aea4c7d77542af7803c02dd62362e5ef4f882</meta:generator>
    <meta:print-date>2024-12-06T12:13:08.612000000</meta:print-date>
    <meta:document-statistic meta:table-count="0" meta:image-count="0" meta:object-count="0" meta:page-count="1" meta:paragraph-count="17" meta:word-count="115" meta:character-count="629" meta:non-whitespace-character-count="525"/>
  </office:meta>
</office:document-meta>
</file>